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jpgs</text:p>
          </table:table-cell>
          <table:table-cell office:value-type="string" calcext:value-type="string">
            <text:p>trimmedv1</text:p>
          </table:table-cell>
          <table:table-cell office:value-type="string" calcext:value-type="string">
            <text:p>trimmedv2</text:p>
          </table:table-cell>
          <table:table-cell office:value-type="string" calcext:value-type="string">
            <text:p>trimmedv3</text:p>
          </table:table-cell>
          <table:table-cell office:value-type="string" calcext:value-type="string">
            <text:p>Minmax500_12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n500</text:p>
          </table:table-cell>
          <table:table-cell office:value-type="string" calcext:value-type="string">
            <text:p>mirrored_rotated_all</text:p>
          </table:table-cell>
          <table:table-cell office:value-type="string" calcext:value-type="string">
            <text:p>mirrored_rotated_random</text:p>
          </table:table-cell>
          <table:table-cell office:value-type="string" calcext:value-type="string">
            <text:p>only_mirrored</text:p>
          </table:table-cell>
          <table:table-cell office:value-type="string" calcext:value-type="string">
            <text:p>only_rotate</text:p>
          </table:table-cell>
          <table:table-cell office:value-type="string" calcext:value-type="string">
            <text:p>plus_dry_wood</text:p>
          </table:table-cell>
          <table:table-cell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 res</text:p>
          </table:table-cell>
          <table:table-cell table:number-columns-repeated="2"/>
          <table:table-cell office:value-type="string" calcext:value-type="string">
            <text:p>jpgs</text:p>
          </table:table-cell>
          <table:table-cell office:value-type="string" calcext:value-type="string">
            <text:p>trimmedv1</text:p>
          </table:table-cell>
          <table:table-cell office:value-type="string" calcext:value-type="string">
            <text:p>trimmedv2</text:p>
          </table:table-cell>
          <table:table-cell office:value-type="string" calcext:value-type="string">
            <text:p>trimmedv3</text:p>
          </table:table-cell>
          <table:table-cell office:value-type="string" calcext:value-type="string">
            <text:p>Minmax500_12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n500</text:p>
          </table:table-cell>
          <table:table-cell office:value-type="string" calcext:value-type="string">
            <text:p>mirrored_rotated_all</text:p>
          </table:table-cell>
          <table:table-cell office:value-type="string" calcext:value-type="string">
            <text:p>mirrored_rotated_random</text:p>
          </table:table-cell>
          <table:table-cell office:value-type="string" calcext:value-type="string">
            <text:p>only_mirrored</text:p>
          </table:table-cell>
          <table:table-cell office:value-type="string" calcext:value-type="string">
            <text:p>only_rotate</text:p>
          </table:table-cell>
          <table:table-cell office:value-type="string" calcext:value-type="string">
            <text:p>plus_dry_wood</text:p>
          </table:table-cell>
          <table:table-cell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 res</text:p>
          </table:table-cell>
        </table:table-row>
        <table:table-row table:style-name="ro1">
          <table:table-cell/>
          <table:table-cell office:value-type="string" calcext:value-type="string">
            <text:p>20201117_3SamsungGalaxyA5</text:p>
          </table:table-cell>
          <table:table-cell table:number-columns-repeated="3" table:style-name="ce1" office:value-type="float" office:value="80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20201117_3SamsungGalaxyA5</text:p>
          </table:table-cell>
          <table:table-cell table:formula="of:=AVERAGE([.C2:.C7])" office:value-type="float" office:value="80.3333333333333" calcext:value-type="float">
            <text:p>80.3333333333333</text:p>
          </table:table-cell>
          <table:table-cell table:formula="of:=AVERAGE([.D2:.D7])" office:value-type="float" office:value="79.8333333333333" calcext:value-type="float">
            <text:p>79.8333333333333</text:p>
          </table:table-cell>
          <table:table-cell table:formula="of:=AVERAGE([.E2:.E7])" office:value-type="float" office:value="79.8333333333333" calcext:value-type="float">
            <text:p>79.8333333333333</text:p>
          </table:table-cell>
          <table:table-cell table:formula="of:=AVERAGE([.F2:.F7])" office:value-type="float" office:value="80.3333333333333" calcext:value-type="float">
            <text:p>80.3333333333333</text:p>
          </table:table-cell>
          <table:table-cell table:formula="of:=AVERAGE([.G2:.G7])" office:value-type="float" office:value="77" calcext:value-type="float">
            <text:p>77</text:p>
          </table:table-cell>
          <table:table-cell table:formula="of:=AVERAGE([.H2:.H7])" office:value-type="float" office:value="77.6666666666667" calcext:value-type="float">
            <text:p>77.6666666666667</text:p>
          </table:table-cell>
          <table:table-cell table:formula="of:=AVERAGE([.I2:.I7])" office:value-type="float" office:value="79" calcext:value-type="float">
            <text:p>79</text:p>
          </table:table-cell>
          <table:table-cell table:formula="of:=AVERAGE([.J2:.J7])" office:value-type="float" office:value="78.8333333333333" calcext:value-type="float">
            <text:p>78.8333333333333</text:p>
          </table:table-cell>
          <table:table-cell table:formula="of:=AVERAGE([.K2:.K7])" office:value-type="float" office:value="78.1666666666667" calcext:value-type="float">
            <text:p>78.1666666666667</text:p>
          </table:table-cell>
          <table:table-cell table:formula="of:=AVERAGE([.L2:.L7])" office:value-type="float" office:value="78.5" calcext:value-type="float">
            <text:p>78.5</text:p>
          </table:table-cell>
          <table:table-cell table:formula="of:=AVERAGE([.M2:.M7])" office:value-type="float" office:value="77.8333333333333" calcext:value-type="float">
            <text:p>77.8333333333333</text:p>
          </table:table-cell>
          <table:table-cell table:formula="of:=AVERAGE([.N2:.N7])" office:value-type="float" office:value="79.1666666666667" calcext:value-type="float">
            <text:p>79.1666666666667</text:p>
          </table:table-cell>
          <table:table-cell table:formula="of:=AVERAGE([.O2:.O7])" office:value-type="float" office:value="78.5" calcext:value-type="float">
            <text:p>78.5</text:p>
          </table:table-cell>
          <table:table-cell table:formula="of:=AVERAGE([.P2:.P7])" office:value-type="float" office:value="79" calcext:value-type="float">
            <text:p>79</text:p>
          </table:table-cell>
          <table:table-cell table:formula="of:=AVERAGE([.Q2:.Q7])" office:value-type="float" office:value="61.5" calcext:value-type="float">
            <text:p>61.5</text:p>
          </table:table-cell>
          <table:table-cell table:formula="of:=AVERAGE([.R2:.R7])" office:value-type="float" office:value="82.8333333333333" calcext:value-type="float">
            <text:p>82.8333333333333</text:p>
          </table:table-cell>
        </table:table-row>
        <table:table-row table:style-name="ro1">
          <table:table-cell/>
          <table:table-cell office:value-type="string" calcext:value-type="string">
            <text:p>20201117_3SamsungGalaxyA5</text:p>
          </table:table-cell>
          <table:table-cell table:number-columns-repeated="4" table:style-name="ce1" office:value-type="float" office:value="80" calcext:value-type="float">
            <text:p>80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3" table:style-name="ce1" office:value-type="float" office:value="77" calcext:value-type="float">
            <text:p>77</text:p>
          </table:table-cell>
          <table:table-cell table:number-columns-repeated="3"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formula="of:=[.V2]-[.U2]" office:value-type="float" office:value="-0.5" calcext:value-type="float">
            <text:p>-0.5</text:p>
          </table:table-cell>
          <table:table-cell table:formula="of:=[.W2]-[.U2]" office:value-type="float" office:value="-0.5" calcext:value-type="float">
            <text:p>-0.5</text:p>
          </table:table-cell>
          <table:table-cell table:formula="of:=[.X2]-[.U2]" office:value-type="float" office:value="0" calcext:value-type="float">
            <text:p>0</text:p>
          </table:table-cell>
          <table:table-cell table:formula="of:=[.Y2]-[.U2]" office:value-type="float" office:value="-3.33333333333333" calcext:value-type="float">
            <text:p>-3.33333333333333</text:p>
          </table:table-cell>
          <table:table-cell table:formula="of:=[.Z2]-[.U2]" office:value-type="float" office:value="-2.66666666666666" calcext:value-type="float">
            <text:p>-2.66666666666666</text:p>
          </table:table-cell>
          <table:table-cell table:formula="of:=[.AA2]-[.U2]" office:value-type="float" office:value="-1.33333333333333" calcext:value-type="float">
            <text:p>-1.33333333333333</text:p>
          </table:table-cell>
          <table:table-cell table:formula="of:=[.AB2]-[.U2]" office:value-type="float" office:value="-1.5" calcext:value-type="float">
            <text:p>-1.5</text:p>
          </table:table-cell>
          <table:table-cell table:formula="of:=[.AC2]-[.U2]" office:value-type="float" office:value="-2.16666666666666" calcext:value-type="float">
            <text:p>-2.16666666666666</text:p>
          </table:table-cell>
          <table:table-cell table:formula="of:=[.AD2]-[.U2]" office:value-type="float" office:value="-1.83333333333333" calcext:value-type="float">
            <text:p>-1.83333333333333</text:p>
          </table:table-cell>
          <table:table-cell table:formula="of:=[.AE2]-[.U2]" office:value-type="float" office:value="-2.5" calcext:value-type="float">
            <text:p>-2.5</text:p>
          </table:table-cell>
          <table:table-cell table:formula="of:=[.AF2]-[.U2]" office:value-type="float" office:value="-1.16666666666666" calcext:value-type="float">
            <text:p>-1.16666666666666</text:p>
          </table:table-cell>
          <table:table-cell table:formula="of:=[.AG2]-[.U2]" office:value-type="float" office:value="-1.83333333333333" calcext:value-type="float">
            <text:p>-1.83333333333333</text:p>
          </table:table-cell>
          <table:table-cell table:formula="of:=[.AH2]-[.U2]" office:value-type="float" office:value="-1.33333333333333" calcext:value-type="float">
            <text:p>-1.33333333333333</text:p>
          </table:table-cell>
          <table:table-cell table:formula="of:=[.AI2]-[.W2]" office:value-type="float" office:value="-18.3333333333333" calcext:value-type="float">
            <text:p>-18.3333333333333</text:p>
          </table:table-cell>
          <table:table-cell table:formula="of:=[.AJ2]-[.W2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20201117_3SamsungGalaxyA5</text:p>
          </table:table-cell>
          <table:table-cell table:number-columns-repeated="4"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7_3SamsungGalaxyA5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7_3SamsungGalaxyA5</text:p>
          </table:table-cell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7_3SamsungGalaxyA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79" calcext:value-type="float">
            <text:p>79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9_3pi4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20201119_3pi4</text:p>
          </table:table-cell>
          <table:table-cell table:formula="of:=AVERAGE([.C8:.C13])" office:value-type="float" office:value="71.1666666666667" calcext:value-type="float">
            <text:p>71.1666666666667</text:p>
          </table:table-cell>
          <table:table-cell table:formula="of:=AVERAGE([.D8:.D13])" office:value-type="float" office:value="71.6666666666667" calcext:value-type="float">
            <text:p>71.6666666666667</text:p>
          </table:table-cell>
          <table:table-cell table:formula="of:=AVERAGE([.E8:.E13])" office:value-type="float" office:value="71.3333333333333" calcext:value-type="float">
            <text:p>71.3333333333333</text:p>
          </table:table-cell>
          <table:table-cell table:formula="of:=AVERAGE([.F8:.F13])" office:value-type="float" office:value="71" calcext:value-type="float">
            <text:p>71</text:p>
          </table:table-cell>
          <table:table-cell table:formula="of:=AVERAGE([.G8:.G13])" office:value-type="float" office:value="69.5" calcext:value-type="float">
            <text:p>69.5</text:p>
          </table:table-cell>
          <table:table-cell table:formula="of:=AVERAGE([.H8:.H13])" office:value-type="float" office:value="67.5" calcext:value-type="float">
            <text:p>67.5</text:p>
          </table:table-cell>
          <table:table-cell table:formula="of:=AVERAGE([.I8:.I13])" office:value-type="float" office:value="70.3333333333333" calcext:value-type="float">
            <text:p>70.3333333333333</text:p>
          </table:table-cell>
          <table:table-cell table:formula="of:=AVERAGE([.J8:.J13])" office:value-type="float" office:value="69" calcext:value-type="float">
            <text:p>69</text:p>
          </table:table-cell>
          <table:table-cell table:formula="of:=AVERAGE([.K8:.K13])" office:value-type="float" office:value="67.3333333333333" calcext:value-type="float">
            <text:p>67.3333333333333</text:p>
          </table:table-cell>
          <table:table-cell table:formula="of:=AVERAGE([.L8:.L13])" office:value-type="float" office:value="71.3333333333333" calcext:value-type="float">
            <text:p>71.3333333333333</text:p>
          </table:table-cell>
          <table:table-cell table:formula="of:=AVERAGE([.M8:.M13])" office:value-type="float" office:value="69.5" calcext:value-type="float">
            <text:p>69.5</text:p>
          </table:table-cell>
          <table:table-cell table:formula="of:=AVERAGE([.N8:.N13])" office:value-type="float" office:value="71" calcext:value-type="float">
            <text:p>71</text:p>
          </table:table-cell>
          <table:table-cell table:formula="of:=AVERAGE([.O8:.O13])" office:value-type="float" office:value="70" calcext:value-type="float">
            <text:p>70</text:p>
          </table:table-cell>
          <table:table-cell table:formula="of:=AVERAGE([.P8:.P13])" office:value-type="float" office:value="70.1666666666667" calcext:value-type="float">
            <text:p>70.1666666666667</text:p>
          </table:table-cell>
          <table:table-cell table:formula="of:=AVERAGE([.Q8:.Q13])" office:value-type="float" office:value="68" calcext:value-type="float">
            <text:p>68</text:p>
          </table:table-cell>
          <table:table-cell table:formula="of:=AVERAGE([.R8:.R13])" office:value-type="float" office:value="76.5" calcext:value-type="float">
            <text:p>76.5</text:p>
          </table:table-cell>
        </table:table-row>
        <table:table-row table:style-name="ro1">
          <table:table-cell/>
          <table:table-cell office:value-type="string" calcext:value-type="string">
            <text:p>20201119_3pi4</text:p>
          </table:table-cell>
          <table:table-cell table:number-columns-repeated="4"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formula="of:=[.V8]-[.U8]" office:value-type="float" office:value="0.5" calcext:value-type="float">
            <text:p>0.5</text:p>
          </table:table-cell>
          <table:table-cell table:formula="of:=[.W8]-[.U8]" office:value-type="float" office:value="0.166666666666657" calcext:value-type="float">
            <text:p>0.166666666666657</text:p>
          </table:table-cell>
          <table:table-cell table:formula="of:=[.X8]-[.U8]" office:value-type="float" office:value="-0.166666666666671" calcext:value-type="float">
            <text:p>-0.166666666666671</text:p>
          </table:table-cell>
          <table:table-cell table:formula="of:=[.Y8]-[.U8]" office:value-type="float" office:value="-1.66666666666667" calcext:value-type="float">
            <text:p>-1.66666666666667</text:p>
          </table:table-cell>
          <table:table-cell table:formula="of:=[.Z8]-[.U8]" office:value-type="float" office:value="-3.66666666666667" calcext:value-type="float">
            <text:p>-3.66666666666667</text:p>
          </table:table-cell>
          <table:table-cell table:formula="of:=[.AA8]-[.U8]" office:value-type="float" office:value="-0.833333333333343" calcext:value-type="float">
            <text:p>-0.833333333333343</text:p>
          </table:table-cell>
          <table:table-cell table:formula="of:=[.AB8]-[.U8]" office:value-type="float" office:value="-2.16666666666667" calcext:value-type="float">
            <text:p>-2.16666666666667</text:p>
          </table:table-cell>
          <table:table-cell table:formula="of:=[.AC8]-[.U8]" office:value-type="float" office:value="-3.83333333333334" calcext:value-type="float">
            <text:p>-3.83333333333334</text:p>
          </table:table-cell>
          <table:table-cell table:formula="of:=[.AD8]-[.U8]" office:value-type="float" office:value="0.166666666666657" calcext:value-type="float">
            <text:p>0.166666666666657</text:p>
          </table:table-cell>
          <table:table-cell table:formula="of:=[.AE8]-[.U8]" office:value-type="float" office:value="-1.66666666666667" calcext:value-type="float">
            <text:p>-1.66666666666667</text:p>
          </table:table-cell>
          <table:table-cell table:formula="of:=[.AF8]-[.U8]" office:value-type="float" office:value="-0.166666666666671" calcext:value-type="float">
            <text:p>-0.166666666666671</text:p>
          </table:table-cell>
          <table:table-cell table:formula="of:=[.AG8]-[.U8]" office:value-type="float" office:value="-1.16666666666667" calcext:value-type="float">
            <text:p>-1.16666666666667</text:p>
          </table:table-cell>
          <table:table-cell table:formula="of:=[.AH8]-[.U8]" office:value-type="float" office:value="-1" calcext:value-type="float">
            <text:p>-1</text:p>
          </table:table-cell>
          <table:table-cell table:formula="of:=[.AI8]-[.W8]" office:value-type="float" office:value="-3.33333333333333" calcext:value-type="float">
            <text:p>-3.33333333333333</text:p>
          </table:table-cell>
          <table:table-cell table:formula="of:=[.AJ8]-[.W8]" office:value-type="float" office:value="5.16666666666667" calcext:value-type="float">
            <text:p>5.16666666666667</text:p>
          </table:table-cell>
        </table:table-row>
        <table:table-row table:style-name="ro1">
          <table:table-cell/>
          <table:table-cell office:value-type="string" calcext:value-type="string">
            <text:p>20201119_3pi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3"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9_3pi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9_3pi4</text:p>
          </table:table-cell>
          <table:table-cell table:number-columns-repeated="4" table:style-name="ce1" office:value-type="float" office:value="72" calcext:value-type="float">
            <text:p>72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19_3pi4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2" table:style-name="ce1"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26_4pi4_c5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20201126_4pi4_c5</text:p>
          </table:table-cell>
          <table:table-cell table:formula="of:=AVERAGE([.C14:.C19])" office:value-type="float" office:value="43.6666666666667" calcext:value-type="float">
            <text:p>43.6666666666667</text:p>
          </table:table-cell>
          <table:table-cell table:formula="of:=AVERAGE([.D14:.D19])" office:value-type="float" office:value="43" calcext:value-type="float">
            <text:p>43</text:p>
          </table:table-cell>
          <table:table-cell table:formula="of:=AVERAGE([.E14:.E19])" office:value-type="float" office:value="42" calcext:value-type="float">
            <text:p>42</text:p>
          </table:table-cell>
          <table:table-cell table:formula="of:=AVERAGE([.F14:.F19])" office:value-type="float" office:value="48.6666666666667" calcext:value-type="float">
            <text:p>48.6666666666667</text:p>
          </table:table-cell>
          <table:table-cell table:formula="of:=AVERAGE([.G14:.G19])" office:value-type="float" office:value="58.3333333333333" calcext:value-type="float">
            <text:p>58.3333333333333</text:p>
          </table:table-cell>
          <table:table-cell table:formula="of:=AVERAGE([.H14:.H19])" office:value-type="float" office:value="57.3333333333333" calcext:value-type="float">
            <text:p>57.3333333333333</text:p>
          </table:table-cell>
          <table:table-cell table:formula="of:=AVERAGE([.I14:.I19])" office:value-type="float" office:value="59" calcext:value-type="float">
            <text:p>59</text:p>
          </table:table-cell>
          <table:table-cell table:formula="of:=AVERAGE([.J14:.J19])" office:value-type="float" office:value="48.5" calcext:value-type="float">
            <text:p>48.5</text:p>
          </table:table-cell>
          <table:table-cell table:formula="of:=AVERAGE([.K14:.K19])" office:value-type="float" office:value="43.6666666666667" calcext:value-type="float">
            <text:p>43.6666666666667</text:p>
          </table:table-cell>
          <table:table-cell table:formula="of:=AVERAGE([.L14:.L19])" office:value-type="float" office:value="44.1666666666667" calcext:value-type="float">
            <text:p>44.1666666666667</text:p>
          </table:table-cell>
          <table:table-cell table:formula="of:=AVERAGE([.M14:.M19])" office:value-type="float" office:value="41.1666666666667" calcext:value-type="float">
            <text:p>41.1666666666667</text:p>
          </table:table-cell>
          <table:table-cell table:formula="of:=AVERAGE([.N14:.N19])" office:value-type="float" office:value="42.5" calcext:value-type="float">
            <text:p>42.5</text:p>
          </table:table-cell>
          <table:table-cell table:formula="of:=AVERAGE([.O14:.O19])" office:value-type="float" office:value="42.6666666666667" calcext:value-type="float">
            <text:p>42.6666666666667</text:p>
          </table:table-cell>
          <table:table-cell table:formula="of:=AVERAGE([.P14:.P19])" office:value-type="float" office:value="46.1666666666667" calcext:value-type="float">
            <text:p>46.1666666666667</text:p>
          </table:table-cell>
          <table:table-cell table:formula="of:=AVERAGE([.Q14:.Q19])" office:value-type="float" office:value="49.8333333333333" calcext:value-type="float">
            <text:p>49.8333333333333</text:p>
          </table:table-cell>
          <table:table-cell table:formula="of:=AVERAGE([.R14:.R19])" office:value-type="float" office:value="59.1666666666667" calcext:value-type="float">
            <text:p>59.1666666666667</text:p>
          </table:table-cell>
        </table:table-row>
        <table:table-row table:style-name="ro1">
          <table:table-cell/>
          <table:table-cell office:value-type="string" calcext:value-type="string">
            <text:p>20201126_4pi4_c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V14]-[.U14]" office:value-type="float" office:value="-0.666666666666664" calcext:value-type="float">
            <text:p>-0.666666666666664</text:p>
          </table:table-cell>
          <table:table-cell table:formula="of:=[.W14]-[.U14]" office:value-type="float" office:value="-1.66666666666666" calcext:value-type="float">
            <text:p>-1.66666666666666</text:p>
          </table:table-cell>
          <table:table-cell table:formula="of:=[.X14]-[.U14]" office:value-type="float" office:value="5" calcext:value-type="float">
            <text:p>5</text:p>
          </table:table-cell>
          <table:table-cell table:formula="of:=[.Y14]-[.U14]" office:value-type="float" office:value="14.6666666666667" calcext:value-type="float">
            <text:p>14.6666666666667</text:p>
          </table:table-cell>
          <table:table-cell table:formula="of:=[.Z14]-[.U14]" office:value-type="float" office:value="13.6666666666667" calcext:value-type="float">
            <text:p>13.6666666666667</text:p>
          </table:table-cell>
          <table:table-cell table:formula="of:=[.AA14]-[.U14]" office:value-type="float" office:value="15.3333333333333" calcext:value-type="float">
            <text:p>15.3333333333333</text:p>
          </table:table-cell>
          <table:table-cell table:formula="of:=[.AB14]-[.U14]" office:value-type="float" office:value="4.83333333333334" calcext:value-type="float">
            <text:p>4.83333333333334</text:p>
          </table:table-cell>
          <table:table-cell table:formula="of:=[.AC14]-[.U14]" office:value-type="float" office:value="0" calcext:value-type="float">
            <text:p>0</text:p>
          </table:table-cell>
          <table:table-cell table:formula="of:=[.AD14]-[.U14]" office:value-type="float" office:value="0.5" calcext:value-type="float">
            <text:p>0.5</text:p>
          </table:table-cell>
          <table:table-cell table:formula="of:=[.AE14]-[.U14]" office:value-type="float" office:value="-2.5" calcext:value-type="float">
            <text:p>-2.5</text:p>
          </table:table-cell>
          <table:table-cell table:formula="of:=[.AF14]-[.U14]" office:value-type="float" office:value="-1.16666666666666" calcext:value-type="float">
            <text:p>-1.16666666666666</text:p>
          </table:table-cell>
          <table:table-cell table:formula="of:=[.AG14]-[.U14]" office:value-type="float" office:value="-1" calcext:value-type="float">
            <text:p>-1</text:p>
          </table:table-cell>
          <table:table-cell table:formula="of:=[.AH14]-[.U14]" office:value-type="float" office:value="2.5" calcext:value-type="float">
            <text:p>2.5</text:p>
          </table:table-cell>
          <table:table-cell table:formula="of:=[.AI14]-[.W14]" office:value-type="float" office:value="7.83333333333334" calcext:value-type="float">
            <text:p>7.83333333333334</text:p>
          </table:table-cell>
          <table:table-cell table:formula="of:=[.AJ14]-[.W14]" office:value-type="float" office:value="17.1666666666667" calcext:value-type="float">
            <text:p>17.1666666666667</text:p>
          </table:table-cell>
        </table:table-row>
        <table:table-row table:style-name="ro1">
          <table:table-cell/>
          <table:table-cell office:value-type="string" calcext:value-type="string">
            <text:p>20201126_4pi4_c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26_4pi4_c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26_4pi4_c5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126_4pi4_c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203_1pi4_sampled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20201203_1pi4_sampled</text:p>
          </table:table-cell>
          <table:table-cell table:formula="of:=AVERAGE([.C20:.C25])" office:value-type="float" office:value="92.8333333333333" calcext:value-type="float">
            <text:p>92.8333333333333</text:p>
          </table:table-cell>
          <table:table-cell table:formula="of:=AVERAGE([.D20:.D25])" office:value-type="float" office:value="93.1666666666667" calcext:value-type="float">
            <text:p>93.1666666666667</text:p>
          </table:table-cell>
          <table:table-cell table:formula="of:=AVERAGE([.E20:.E25])" office:value-type="float" office:value="93.3333333333333" calcext:value-type="float">
            <text:p>93.3333333333333</text:p>
          </table:table-cell>
          <table:table-cell table:formula="of:=AVERAGE([.F20:.F25])" office:value-type="float" office:value="93.3333333333333" calcext:value-type="float">
            <text:p>93.3333333333333</text:p>
          </table:table-cell>
          <table:table-cell table:formula="of:=AVERAGE([.G20:.G25])" office:value-type="float" office:value="92.6666666666667" calcext:value-type="float">
            <text:p>92.6666666666667</text:p>
          </table:table-cell>
          <table:table-cell table:formula="of:=AVERAGE([.H20:.H25])" office:value-type="float" office:value="91.1666666666667" calcext:value-type="float">
            <text:p>91.1666666666667</text:p>
          </table:table-cell>
          <table:table-cell table:formula="of:=AVERAGE([.I20:.I25])" office:value-type="float" office:value="93.5" calcext:value-type="float">
            <text:p>93.5</text:p>
          </table:table-cell>
          <table:table-cell table:formula="of:=AVERAGE([.J20:.J25])" office:value-type="float" office:value="94" calcext:value-type="float">
            <text:p>94</text:p>
          </table:table-cell>
          <table:table-cell table:formula="of:=AVERAGE([.K20:.K25])" office:value-type="float" office:value="95.1666666666667" calcext:value-type="float">
            <text:p>95.1666666666667</text:p>
          </table:table-cell>
          <table:table-cell table:formula="of:=AVERAGE([.L20:.L25])" office:value-type="float" office:value="92.5" calcext:value-type="float">
            <text:p>92.5</text:p>
          </table:table-cell>
          <table:table-cell table:formula="of:=AVERAGE([.M20:.M25])" office:value-type="float" office:value="95" calcext:value-type="float">
            <text:p>95</text:p>
          </table:table-cell>
          <table:table-cell table:formula="of:=AVERAGE([.N20:.N25])" office:value-type="float" office:value="93" calcext:value-type="float">
            <text:p>93</text:p>
          </table:table-cell>
          <table:table-cell table:formula="of:=AVERAGE([.O20:.O25])" office:value-type="float" office:value="92.1666666666667" calcext:value-type="float">
            <text:p>92.1666666666667</text:p>
          </table:table-cell>
          <table:table-cell table:formula="of:=AVERAGE([.P20:.P25])" office:value-type="float" office:value="93" calcext:value-type="float">
            <text:p>93</text:p>
          </table:table-cell>
          <table:table-cell table:formula="of:=AVERAGE([.Q20:.Q25])" office:value-type="float" office:value="93.6666666666667" calcext:value-type="float">
            <text:p>93.6666666666667</text:p>
          </table:table-cell>
          <table:table-cell table:formula="of:=AVERAGE([.R20:.R25])" office:value-type="float" office:value="91.1666666666667" calcext:value-type="float">
            <text:p>91.1666666666667</text:p>
          </table:table-cell>
        </table:table-row>
        <table:table-row table:style-name="ro1">
          <table:table-cell/>
          <table:table-cell office:value-type="string" calcext:value-type="string">
            <text:p>20201203_1pi4_sampled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formula="of:=[.V20]-[.U20]" office:value-type="float" office:value="0.333333333333343" calcext:value-type="float">
            <text:p>0.333333333333343</text:p>
          </table:table-cell>
          <table:table-cell table:formula="of:=[.W20]-[.U20]" office:value-type="float" office:value="0.5" calcext:value-type="float">
            <text:p>0.5</text:p>
          </table:table-cell>
          <table:table-cell table:formula="of:=[.X20]-[.U20]" office:value-type="float" office:value="0.5" calcext:value-type="float">
            <text:p>0.5</text:p>
          </table:table-cell>
          <table:table-cell table:formula="of:=[.Y20]-[.U20]" office:value-type="float" office:value="-0.166666666666657" calcext:value-type="float">
            <text:p>-0.166666666666657</text:p>
          </table:table-cell>
          <table:table-cell table:formula="of:=[.Z20]-[.U20]" office:value-type="float" office:value="-1.66666666666666" calcext:value-type="float">
            <text:p>-1.66666666666666</text:p>
          </table:table-cell>
          <table:table-cell table:formula="of:=[.AA20]-[.U20]" office:value-type="float" office:value="0.666666666666671" calcext:value-type="float">
            <text:p>0.666666666666671</text:p>
          </table:table-cell>
          <table:table-cell table:formula="of:=[.AB20]-[.U20]" office:value-type="float" office:value="1.16666666666667" calcext:value-type="float">
            <text:p>1.16666666666667</text:p>
          </table:table-cell>
          <table:table-cell table:formula="of:=[.AC20]-[.U20]" office:value-type="float" office:value="2.33333333333334" calcext:value-type="float">
            <text:p>2.33333333333334</text:p>
          </table:table-cell>
          <table:table-cell table:formula="of:=[.AD20]-[.U20]" office:value-type="float" office:value="-0.333333333333329" calcext:value-type="float">
            <text:p>-0.333333333333329</text:p>
          </table:table-cell>
          <table:table-cell table:formula="of:=[.AE20]-[.U20]" office:value-type="float" office:value="2.16666666666667" calcext:value-type="float">
            <text:p>2.16666666666667</text:p>
          </table:table-cell>
          <table:table-cell table:formula="of:=[.AF20]-[.U20]" office:value-type="float" office:value="0.166666666666671" calcext:value-type="float">
            <text:p>0.166666666666671</text:p>
          </table:table-cell>
          <table:table-cell table:formula="of:=[.AG20]-[.U20]" office:value-type="float" office:value="-0.666666666666657" calcext:value-type="float">
            <text:p>-0.666666666666657</text:p>
          </table:table-cell>
          <table:table-cell table:formula="of:=[.AH20]-[.U20]" office:value-type="float" office:value="0.166666666666671" calcext:value-type="float">
            <text:p>0.166666666666671</text:p>
          </table:table-cell>
          <table:table-cell table:formula="of:=[.AI20]-[.W20]" office:value-type="float" office:value="0.333333333333343" calcext:value-type="float">
            <text:p>0.333333333333343</text:p>
          </table:table-cell>
          <table:table-cell table:formula="of:=[.AJ20]-[.W20]" office:value-type="float" office:value="-2.16666666666666" calcext:value-type="float">
            <text:p>-2.16666666666666</text:p>
          </table:table-cell>
        </table:table-row>
        <table:table-row table:style-name="ro1">
          <table:table-cell/>
          <table:table-cell office:value-type="string" calcext:value-type="string">
            <text:p>20201203_1pi4_sampled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203_1pi4_sampled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203_1pi4_sampled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01203_1pi4_sampled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191125_Allier1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0191125_Allier1</text:p>
          </table:table-cell>
          <table:table-cell table:formula="of:=AVERAGE([.C26:.C31])" office:value-type="float" office:value="35.3333333333333" calcext:value-type="float">
            <text:p>35.3333333333333</text:p>
          </table:table-cell>
          <table:table-cell table:formula="of:=AVERAGE([.D26:.D31])" office:value-type="float" office:value="35" calcext:value-type="float">
            <text:p>35</text:p>
          </table:table-cell>
          <table:table-cell table:formula="of:=AVERAGE([.E26:.E31])" office:value-type="float" office:value="36.3333333333333" calcext:value-type="float">
            <text:p>36.3333333333333</text:p>
          </table:table-cell>
          <table:table-cell table:formula="of:=AVERAGE([.F26:.F31])" office:value-type="float" office:value="34.8333333333333" calcext:value-type="float">
            <text:p>34.8333333333333</text:p>
          </table:table-cell>
          <table:table-cell table:formula="of:=AVERAGE([.G26:.G31])" office:value-type="float" office:value="31.5" calcext:value-type="float">
            <text:p>31.5</text:p>
          </table:table-cell>
          <table:table-cell table:formula="of:=AVERAGE([.H26:.H31])" office:value-type="float" office:value="31.6666666666667" calcext:value-type="float">
            <text:p>31.6666666666667</text:p>
          </table:table-cell>
          <table:table-cell table:formula="of:=AVERAGE([.I26:.I31])" office:value-type="float" office:value="31.6666666666667" calcext:value-type="float">
            <text:p>31.6666666666667</text:p>
          </table:table-cell>
          <table:table-cell table:formula="of:=AVERAGE([.J26:.J31])" office:value-type="float" office:value="31.8333333333333" calcext:value-type="float">
            <text:p>31.8333333333333</text:p>
          </table:table-cell>
          <table:table-cell table:formula="of:=AVERAGE([.K26:.K31])" office:value-type="float" office:value="34.1666666666667" calcext:value-type="float">
            <text:p>34.1666666666667</text:p>
          </table:table-cell>
          <table:table-cell table:formula="of:=AVERAGE([.L26:.L31])" office:value-type="float" office:value="35.6666666666667" calcext:value-type="float">
            <text:p>35.6666666666667</text:p>
          </table:table-cell>
          <table:table-cell table:formula="of:=AVERAGE([.M26:.M31])" office:value-type="float" office:value="33.5" calcext:value-type="float">
            <text:p>33.5</text:p>
          </table:table-cell>
          <table:table-cell table:formula="of:=AVERAGE([.N26:.N31])" office:value-type="float" office:value="35" calcext:value-type="float">
            <text:p>35</text:p>
          </table:table-cell>
          <table:table-cell table:formula="of:=AVERAGE([.O26:.O31])" office:value-type="float" office:value="38.3333333333333" calcext:value-type="float">
            <text:p>38.3333333333333</text:p>
          </table:table-cell>
          <table:table-cell table:formula="of:=AVERAGE([.P26:.P31])" office:value-type="float" office:value="16.3333333333333" calcext:value-type="float">
            <text:p>16.3333333333333</text:p>
          </table:table-cell>
          <table:table-cell table:formula="of:=AVERAGE([.Q26:.Q31])" office:value-type="float" office:value="33.8333333333333" calcext:value-type="float">
            <text:p>33.8333333333333</text:p>
          </table:table-cell>
          <table:table-cell table:formula="of:=AVERAGE([.R26:.R31])" office:value-type="float" office:value="50.3333333333333" calcext:value-type="float">
            <text:p>50.3333333333333</text:p>
          </table:table-cell>
        </table:table-row>
        <table:table-row table:style-name="ro1">
          <table:table-cell/>
          <table:table-cell office:value-type="string" calcext:value-type="string">
            <text:p>20191125_Allier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V26]-[.U26]" office:value-type="float" office:value="-0.333333333333336" calcext:value-type="float">
            <text:p>-0.333333333333336</text:p>
          </table:table-cell>
          <table:table-cell table:formula="of:=[.W26]-[.U26]" office:value-type="float" office:value="1" calcext:value-type="float">
            <text:p>1</text:p>
          </table:table-cell>
          <table:table-cell table:formula="of:=[.X26]-[.U26]" office:value-type="float" office:value="-0.5" calcext:value-type="float">
            <text:p>-0.5</text:p>
          </table:table-cell>
          <table:table-cell table:formula="of:=[.Y26]-[.U26]" office:value-type="float" office:value="-3.83333333333334" calcext:value-type="float">
            <text:p>-3.83333333333334</text:p>
          </table:table-cell>
          <table:table-cell table:formula="of:=[.Z26]-[.U26]" office:value-type="float" office:value="-3.66666666666667" calcext:value-type="float">
            <text:p>-3.66666666666667</text:p>
          </table:table-cell>
          <table:table-cell table:formula="of:=[.AA26]-[.U26]" office:value-type="float" office:value="-3.66666666666667" calcext:value-type="float">
            <text:p>-3.66666666666667</text:p>
          </table:table-cell>
          <table:table-cell table:formula="of:=[.AB26]-[.U26]" office:value-type="float" office:value="-3.5" calcext:value-type="float">
            <text:p>-3.5</text:p>
          </table:table-cell>
          <table:table-cell table:formula="of:=[.AC26]-[.U26]" office:value-type="float" office:value="-1.16666666666667" calcext:value-type="float">
            <text:p>-1.16666666666667</text:p>
          </table:table-cell>
          <table:table-cell table:formula="of:=[.AD26]-[.U26]" office:value-type="float" office:value="0.333333333333329" calcext:value-type="float">
            <text:p>0.333333333333329</text:p>
          </table:table-cell>
          <table:table-cell table:formula="of:=[.AE26]-[.U26]" office:value-type="float" office:value="-1.83333333333334" calcext:value-type="float">
            <text:p>-1.83333333333334</text:p>
          </table:table-cell>
          <table:table-cell table:formula="of:=[.AF26]-[.U26]" office:value-type="float" office:value="-0.333333333333336" calcext:value-type="float">
            <text:p>-0.333333333333336</text:p>
          </table:table-cell>
          <table:table-cell table:formula="of:=[.AG26]-[.U26]" office:value-type="float" office:value="3" calcext:value-type="float">
            <text:p>3</text:p>
          </table:table-cell>
          <table:table-cell table:formula="of:=[.AH26]-[.U26]" office:value-type="float" office:value="-19" calcext:value-type="float">
            <text:p>-19</text:p>
          </table:table-cell>
          <table:table-cell table:formula="of:=[.AI26]-[.W26]" office:value-type="float" office:value="-2.5" calcext:value-type="float">
            <text:p>-2.5</text:p>
          </table:table-cell>
          <table:table-cell table:formula="of:=[.AJ26]-[.W26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20191125_Allier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191125_Allier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191125_Allier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191125_Allier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2_randomWoodImages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2022_randomWoodImages</text:p>
          </table:table-cell>
          <table:table-cell table:formula="of:=AVERAGE([.C32:.C37])" office:value-type="float" office:value="57.1666666666667" calcext:value-type="float">
            <text:p>57.1666666666667</text:p>
          </table:table-cell>
          <table:table-cell table:formula="of:=AVERAGE([.D32:.D37])" office:value-type="float" office:value="54.1666666666667" calcext:value-type="float">
            <text:p>54.1666666666667</text:p>
          </table:table-cell>
          <table:table-cell table:formula="of:=AVERAGE([.E32:.E37])" office:value-type="float" office:value="57" calcext:value-type="float">
            <text:p>57</text:p>
          </table:table-cell>
          <table:table-cell table:formula="of:=AVERAGE([.F32:.F37])" office:value-type="float" office:value="50.3333333333333" calcext:value-type="float">
            <text:p>50.3333333333333</text:p>
          </table:table-cell>
          <table:table-cell table:formula="of:=AVERAGE([.G32:.G37])" office:value-type="float" office:value="59.1666666666667" calcext:value-type="float">
            <text:p>59.1666666666667</text:p>
          </table:table-cell>
          <table:table-cell table:formula="of:=AVERAGE([.H32:.H37])" office:value-type="float" office:value="60.5" calcext:value-type="float">
            <text:p>60.5</text:p>
          </table:table-cell>
          <table:table-cell table:formula="of:=AVERAGE([.I32:.I37])" office:value-type="float" office:value="52.5" calcext:value-type="float">
            <text:p>52.5</text:p>
          </table:table-cell>
          <table:table-cell table:formula="of:=AVERAGE([.J32:.J37])" office:value-type="float" office:value="45.8333333333333" calcext:value-type="float">
            <text:p>45.8333333333333</text:p>
          </table:table-cell>
          <table:table-cell table:formula="of:=AVERAGE([.K32:.K37])" office:value-type="float" office:value="47.3333333333333" calcext:value-type="float">
            <text:p>47.3333333333333</text:p>
          </table:table-cell>
          <table:table-cell table:formula="of:=AVERAGE([.L32:.L37])" office:value-type="float" office:value="56" calcext:value-type="float">
            <text:p>56</text:p>
          </table:table-cell>
          <table:table-cell table:formula="of:=AVERAGE([.M32:.M37])" office:value-type="float" office:value="40.6666666666667" calcext:value-type="float">
            <text:p>40.6666666666667</text:p>
          </table:table-cell>
          <table:table-cell table:formula="of:=AVERAGE([.N32:.N37])" office:value-type="float" office:value="80" calcext:value-type="float">
            <text:p>80</text:p>
          </table:table-cell>
          <table:table-cell table:formula="of:=AVERAGE([.O32:.O37])" office:value-type="float" office:value="43.3333333333333" calcext:value-type="float">
            <text:p>43.3333333333333</text:p>
          </table:table-cell>
          <table:table-cell table:formula="of:=AVERAGE([.P32:.P37])" office:value-type="float" office:value="68.5" calcext:value-type="float">
            <text:p>68.5</text:p>
          </table:table-cell>
          <table:table-cell table:formula="of:=AVERAGE([.Q32:.Q37])" office:value-type="string" office:string-value="" calcext:value-type="error">
            <text:p>#DIV/0!</text:p>
          </table:table-cell>
          <table:table-cell table:formula="of:=AVERAGE([.R32:.R37])" office:value-type="float" office:value="34.6666666666667" calcext:value-type="float">
            <text:p>34.6666666666667</text:p>
          </table:table-cell>
        </table:table-row>
        <table:table-row table:style-name="ro1">
          <table:table-cell/>
          <table:table-cell office:value-type="string" calcext:value-type="string">
            <text:p>2022_randomWoodImages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  <table:table-cell table:formula="of:=[.V32]-[.U32]" office:value-type="float" office:value="-3" calcext:value-type="float">
            <text:p>-3</text:p>
          </table:table-cell>
          <table:table-cell table:formula="of:=[.W32]-[.U32]" office:value-type="float" office:value="-0.166666666666664" calcext:value-type="float">
            <text:p>-0.166666666666664</text:p>
          </table:table-cell>
          <table:table-cell table:formula="of:=[.X32]-[.U32]" office:value-type="float" office:value="-6.83333333333333" calcext:value-type="float">
            <text:p>-6.83333333333333</text:p>
          </table:table-cell>
          <table:table-cell table:formula="of:=[.Y32]-[.U32]" office:value-type="float" office:value="2" calcext:value-type="float">
            <text:p>2</text:p>
          </table:table-cell>
          <table:table-cell table:formula="of:=[.Z32]-[.U32]" office:value-type="float" office:value="3.33333333333334" calcext:value-type="float">
            <text:p>3.33333333333334</text:p>
          </table:table-cell>
          <table:table-cell table:formula="of:=[.AA32]-[.U32]" office:value-type="float" office:value="-4.66666666666666" calcext:value-type="float">
            <text:p>-4.66666666666666</text:p>
          </table:table-cell>
          <table:table-cell table:formula="of:=[.AB32]-[.U32]" office:value-type="float" office:value="-11.3333333333333" calcext:value-type="float">
            <text:p>-11.3333333333333</text:p>
          </table:table-cell>
          <table:table-cell table:formula="of:=[.AC32]-[.U32]" office:value-type="float" office:value="-9.83333333333333" calcext:value-type="float">
            <text:p>-9.83333333333333</text:p>
          </table:table-cell>
          <table:table-cell table:formula="of:=[.AD32]-[.U32]" office:value-type="float" office:value="-1.16666666666666" calcext:value-type="float">
            <text:p>-1.16666666666666</text:p>
          </table:table-cell>
          <table:table-cell table:formula="of:=[.AE32]-[.U32]" office:value-type="float" office:value="-16.5" calcext:value-type="float">
            <text:p>-16.5</text:p>
          </table:table-cell>
          <table:table-cell table:formula="of:=[.AF32]-[.U32]" office:value-type="float" office:value="22.8333333333333" calcext:value-type="float">
            <text:p>22.8333333333333</text:p>
          </table:table-cell>
          <table:table-cell table:formula="of:=[.AG32]-[.U32]" office:value-type="float" office:value="-13.8333333333333" calcext:value-type="float">
            <text:p>-13.8333333333333</text:p>
          </table:table-cell>
          <table:table-cell table:formula="of:=[.AH32]-[.U32]" office:value-type="float" office:value="11.3333333333333" calcext:value-type="float">
            <text:p>11.3333333333333</text:p>
          </table:table-cell>
          <table:table-cell table:formula="of:=[.AI32]-[.W32]" office:value-type="string" office:string-value="" calcext:value-type="error">
            <text:p>#DIV/0!</text:p>
          </table:table-cell>
          <table:table-cell table:formula="of:=[.AJ32]-[.W32]" office:value-type="float" office:value="-22.3333333333333" calcext:value-type="float">
            <text:p>-22.3333333333333</text:p>
          </table:table-cell>
        </table:table-row>
        <table:table-row table:style-name="ro1">
          <table:table-cell/>
          <table:table-cell office:value-type="string" calcext:value-type="string">
            <text:p>2022_randomWoodImages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2_randomWoodImages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2_randomWoodImages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022_randomWoodImages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8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number-columns-repeated="6"/>
          <table:table-cell office:value-type="string" calcext:value-type="string">
            <text:p>Minmax500_12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Min500</text:p>
          </table:table-cell>
          <table:table-cell office:value-type="string" calcext:value-type="string">
            <text:p>mirrored_rotated_all</text:p>
          </table:table-cell>
          <table:table-cell office:value-type="string" calcext:value-type="string">
            <text:p>mirrored_rotated_random</text:p>
          </table:table-cell>
          <table:table-cell office:value-type="string" calcext:value-type="string">
            <text:p>only_mirrored</text:p>
          </table:table-cell>
          <table:table-cell office:value-type="string" calcext:value-type="string">
            <text:p>only_rotate</text:p>
          </table:table-cell>
          <table:table-cell office:value-type="string" calcext:value-type="string">
            <text:p>plus_dry_wood</text:p>
          </table:table-cell>
          <table:table-cell office:value-type="string" calcext:value-type="string">
            <text:p>plus_extra</text:p>
          </table:table-cell>
          <table:table-cell office:value-type="string" calcext:value-type="string">
            <text:p>removed</text:p>
          </table:table-cell>
          <table:table-cell table:number-columns-repeated="20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mount of images in dataset</text:p>
          </table:table-cell>
          <table:table-cell/>
          <table:table-cell office:value-type="string" calcext:value-type="string">
            <text:p>jpgs</text:p>
          </table:table-cell>
          <table:table-cell table:number-columns-repeated="3" office:value-type="string" calcext:value-type="string">
            <text:p>Trimmed</text:p>
          </table:table-cell>
          <table:table-cell table:number-columns-repeated="3" office:value-type="string" calcext:value-type="string">
            <text:p>Sampled</text:p>
          </table:table-cell>
          <table:table-cell table:number-columns-repeated="4" office:value-type="string" calcext:value-type="string">
            <text:p>Augmented</text:p>
          </table:table-cell>
          <table:table-cell table:number-columns-repeated="2" office:value-type="string" calcext:value-type="string">
            <text:p>Added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merged</text:p>
          </table:table-cell>
          <table:table-cell office:value-type="string" calcext:value-type="string">
            <text:p>double re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table:number-columns-repeated="21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Sorge Samsung</text:p>
          </table:table-cell>
          <table:table-cell office:value-type="float" office:value="80.33" calcext:value-type="float">
            <text:p>80.33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3.33" calcext:value-type="float">
            <text:p>-3.33</text:p>
          </table:table-cell>
          <table:table-cell office:value-type="float" office:value="-2.67" calcext:value-type="float">
            <text:p>-2.67</text:p>
          </table:table-cell>
          <table:table-cell office:value-type="float" office:value="-1.33" calcext:value-type="float">
            <text:p>-1.33</text:p>
          </table:table-cell>
          <table:table-cell office:value-type="float" office:value="-1.5" calcext:value-type="float">
            <text:p>-1.5</text:p>
          </table:table-cell>
          <table:table-cell office:value-type="float" office:value="-2.17" calcext:value-type="float">
            <text:p>-2.17</text:p>
          </table:table-cell>
          <table:table-cell office:value-type="float" office:value="-1.83" calcext:value-type="float">
            <text:p>-1.83</text:p>
          </table:table-cell>
          <table:table-cell office:value-type="float" office:value="-2.5" calcext:value-type="float">
            <text:p>-2.5</text:p>
          </table:table-cell>
          <table:table-cell office:value-type="float" office:value="-1.17" calcext:value-type="float">
            <text:p>-1.17</text:p>
          </table:table-cell>
          <table:table-cell office:value-type="float" office:value="-1.83" calcext:value-type="float">
            <text:p>-1.83</text:p>
          </table:table-cell>
          <table:table-cell office:value-type="float" office:value="-1.33" calcext:value-type="float">
            <text:p>-1.33</text:p>
          </table:table-cell>
          <table:table-cell office:value-type="float" office:value="-18.83" calcext:value-type="float">
            <text:p>-18.8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alaxy A5</text:p>
          </table:table-cell>
          <table:table-cell table:number-columns-repeated="34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Sorge </text:p>
          </table:table-cell>
          <table:table-cell office:value-type="float" office:value="71.17" calcext:value-type="float">
            <text:p>71.17</text:p>
          </table:table-cell>
          <table:table-cell office:value-type="float" office:value="0.5" calcext:value-type="float">
            <text:p>0.5</text:p>
          </table:table-cell>
          <table:table-cell office:value-type="float" office:value="0.17" calcext:value-type="float">
            <text:p>0.17</text:p>
          </table:table-cell>
          <table:table-cell office:value-type="float" office:value="-0.17" calcext:value-type="float">
            <text:p>-0.17</text:p>
          </table:table-cell>
          <table:table-cell office:value-type="float" office:value="-1.67" calcext:value-type="float">
            <text:p>-1.67</text:p>
          </table:table-cell>
          <table:table-cell office:value-type="float" office:value="-3.67" calcext:value-type="float">
            <text:p>-3.67</text:p>
          </table:table-cell>
          <table:table-cell office:value-type="float" office:value="-0.83" calcext:value-type="float">
            <text:p>-0.83</text:p>
          </table:table-cell>
          <table:table-cell office:value-type="float" office:value="-2.17" calcext:value-type="float">
            <text:p>-2.17</text:p>
          </table:table-cell>
          <table:table-cell office:value-type="float" office:value="-3.83" calcext:value-type="float">
            <text:p>-3.83</text:p>
          </table:table-cell>
          <table:table-cell office:value-type="float" office:value="0.17" calcext:value-type="float">
            <text:p>0.17</text:p>
          </table:table-cell>
          <table:table-cell office:value-type="float" office:value="-1.67" calcext:value-type="float">
            <text:p>-1.67</text:p>
          </table:table-cell>
          <table:table-cell office:value-type="float" office:value="-0.17" calcext:value-type="float">
            <text:p>-0.17</text:p>
          </table:table-cell>
          <table:table-cell office:value-type="float" office:value="-1.17" calcext:value-type="float">
            <text:p>-1.17</text:p>
          </table:table-cell>
          <table:table-cell office:value-type="float" office:value="-1" calcext:value-type="float">
            <text:p>-1</text:p>
          </table:table-cell>
          <table:table-cell office:value-type="float" office:value="-3.33" calcext:value-type="float">
            <text:p>-3.33</text:p>
          </table:table-cell>
          <table:table-cell office:value-type="float" office:value="5.17" calcext:value-type="float">
            <text:p>5.1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 4</text:p>
          </table:table-cell>
          <table:table-cell table:number-columns-repeated="34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Borgne d’Arolla</text:p>
          </table:table-cell>
          <table:table-cell office:value-type="float" office:value="43.67" calcext:value-type="float">
            <text:p>43.67</text:p>
          </table:table-cell>
          <table:table-cell office:value-type="float" office:value="-0.67" calcext:value-type="float">
            <text:p>-0.67</text:p>
          </table:table-cell>
          <table:table-cell office:value-type="float" office:value="-1.67" calcext:value-type="float">
            <text:p>-1.67</text:p>
          </table:table-cell>
          <table:table-cell office:value-type="float" office:value="5" calcext:value-type="float">
            <text:p>5</text:p>
          </table:table-cell>
          <table:table-cell office:value-type="float" office:value="14.67" calcext:value-type="float">
            <text:p>14.67</text:p>
          </table:table-cell>
          <table:table-cell office:value-type="float" office:value="13.67" calcext:value-type="float">
            <text:p>13.67</text:p>
          </table:table-cell>
          <table:table-cell office:value-type="float" office:value="15.33" calcext:value-type="float">
            <text:p>15.33</text:p>
          </table:table-cell>
          <table:table-cell office:value-type="float" office:value="4.83" calcext:value-type="float">
            <text:p>4.8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2.5" calcext:value-type="float">
            <text:p>-2.5</text:p>
          </table:table-cell>
          <table:table-cell office:value-type="float" office:value="-1.17" calcext:value-type="float">
            <text:p>-1.17</text:p>
          </table:table-cell>
          <table:table-cell office:value-type="float" office:value="-1" calcext:value-type="float">
            <text:p>-1</text:p>
          </table:table-cell>
          <table:table-cell office:value-type="float" office:value="2.5" calcext:value-type="float">
            <text:p>2.5</text:p>
          </table:table-cell>
          <table:table-cell office:value-type="float" office:value="7.83" calcext:value-type="float">
            <text:p>7.83</text:p>
          </table:table-cell>
          <table:table-cell office:value-type="float" office:value="17.17" calcext:value-type="float">
            <text:p>17.1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<text:s/>Pi 4</text:p>
          </table:table-cell>
          <table:table-cell table:number-columns-repeated="3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orgne d’Arolla</text:p>
          </table:table-cell>
          <table:table-cell office:value-type="float" office:value="92.83" calcext:value-type="float">
            <text:p>92.83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-0.17" calcext:value-type="float">
            <text:p>-0.17</text:p>
          </table:table-cell>
          <table:table-cell office:value-type="float" office:value="-1.67" calcext:value-type="float">
            <text:p>-1.67</text:p>
          </table:table-cell>
          <table:table-cell office:value-type="float" office:value="0.67" calcext:value-type="float">
            <text:p>0.67</text:p>
          </table:table-cell>
          <table:table-cell office:value-type="float" office:value="1.17" calcext:value-type="float">
            <text:p>1.17</text:p>
          </table:table-cell>
          <table:table-cell office:value-type="float" office:value="2.33" calcext:value-type="float">
            <text:p>2.33</text:p>
          </table:table-cell>
          <table:table-cell office:value-type="float" office:value="-0.33" calcext:value-type="float">
            <text:p>-0.33</text:p>
          </table:table-cell>
          <table:table-cell office:value-type="float" office:value="2.17" calcext:value-type="float">
            <text:p>2.17</text:p>
          </table:table-cell>
          <table:table-cell office:value-type="float" office:value="0.17" calcext:value-type="float">
            <text:p>0.17</text:p>
          </table:table-cell>
          <table:table-cell office:value-type="float" office:value="-0.67" calcext:value-type="float">
            <text:p>-0.67</text:p>
          </table:table-cell>
          <table:table-cell office:value-type="float" office:value="0.17" calcext:value-type="float">
            <text:p>0.17</text:p>
          </table:table-cell>
          <table:table-cell office:value-type="float" office:value="0.33" calcext:value-type="float">
            <text:p>0.33</text:p>
          </table:table-cell>
          <table:table-cell office:value-type="float" office:value="-2.17" calcext:value-type="float">
            <text:p>-2.1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i 4</text:p>
          </table:table-cell>
          <table:table-cell table:number-columns-repeated="3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lier</text:p>
          </table:table-cell>
          <table:table-cell office:value-type="float" office:value="35.33" calcext:value-type="float">
            <text:p>35.33</text:p>
          </table:table-cell>
          <table:table-cell office:value-type="float" office:value="-0.33" calcext:value-type="float">
            <text:p>-0.33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-3.83" calcext:value-type="float">
            <text:p>-3.83</text:p>
          </table:table-cell>
          <table:table-cell table:number-columns-repeated="2" office:value-type="float" office:value="-3.67" calcext:value-type="float">
            <text:p>-3.67</text:p>
          </table:table-cell>
          <table:table-cell office:value-type="float" office:value="-3.5" calcext:value-type="float">
            <text:p>-3.5</text:p>
          </table:table-cell>
          <table:table-cell office:value-type="float" office:value="-1.17" calcext:value-type="float">
            <text:p>-1.17</text:p>
          </table:table-cell>
          <table:table-cell office:value-type="float" office:value="0.33" calcext:value-type="float">
            <text:p>0.33</text:p>
          </table:table-cell>
          <table:table-cell office:value-type="float" office:value="-1.83" calcext:value-type="float">
            <text:p>-1.83</text:p>
          </table:table-cell>
          <table:table-cell office:value-type="float" office:value="-0.33" calcext:value-type="float">
            <text:p>-0.33</text:p>
          </table:table-cell>
          <table:table-cell office:value-type="float" office:value="3" calcext:value-type="float">
            <text:p>3</text:p>
          </table:table-cell>
          <table:table-cell office:value-type="float" office:value="-19" calcext:value-type="float">
            <text:p>-19</text:p>
          </table:table-cell>
          <table:table-cell office:value-type="float" office:value="-2.5" calcext:value-type="float">
            <text:p>-2.5</text:p>
          </table:table-cell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3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ndom</text:p>
          </table:table-cell>
          <table:table-cell office:value-type="float" office:value="57.17" calcext:value-type="float">
            <text:p>57.17</text:p>
          </table:table-cell>
          <table:table-cell office:value-type="float" office:value="-3" calcext:value-type="float">
            <text:p>-3</text:p>
          </table:table-cell>
          <table:table-cell office:value-type="float" office:value="-0.17" calcext:value-type="float">
            <text:p>-0.17</text:p>
          </table:table-cell>
          <table:table-cell office:value-type="float" office:value="-6.83" calcext:value-type="float">
            <text:p>-6.83</text:p>
          </table:table-cell>
          <table:table-cell office:value-type="float" office:value="2" calcext:value-type="float">
            <text:p>2</text:p>
          </table:table-cell>
          <table:table-cell office:value-type="float" office:value="3.33" calcext:value-type="float">
            <text:p>3.33</text:p>
          </table:table-cell>
          <table:table-cell office:value-type="float" office:value="-4.67" calcext:value-type="float">
            <text:p>-4.67</text:p>
          </table:table-cell>
          <table:table-cell office:value-type="float" office:value="-11.33" calcext:value-type="float">
            <text:p>-11.33</text:p>
          </table:table-cell>
          <table:table-cell office:value-type="float" office:value="-9.83" calcext:value-type="float">
            <text:p>-9.83</text:p>
          </table:table-cell>
          <table:table-cell office:value-type="float" office:value="-1.17" calcext:value-type="float">
            <text:p>-1.17</text:p>
          </table:table-cell>
          <table:table-cell office:value-type="float" office:value="-16.5" calcext:value-type="float">
            <text:p>-16.5</text:p>
          </table:table-cell>
          <table:table-cell office:value-type="float" office:value="22.83" calcext:value-type="float">
            <text:p>22.83</text:p>
          </table:table-cell>
          <table:table-cell office:value-type="float" office:value="-13.83" calcext:value-type="float">
            <text:p>-13.83</text:p>
          </table:table-cell>
          <table:table-cell office:value-type="float" office:value="11.33" calcext:value-type="float">
            <text:p>11.33</text:p>
          </table:table-cell>
          <table:table-cell/>
          <table:table-cell office:value-type="float" office:value="-22.33" calcext:value-type="float">
            <text:p>-22.3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34"/>
        </table:table-row>
        <table:table-row table:style-name="ro1">
          <table:table-cell table:formula="of:=[.A48]+[.A50]+[.A52]+[.A54]+[.A56]+[.A58]" office:value-type="float" office:value="4942" calcext:value-type="float">
            <text:p>494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48];[.C50];[.C52];[.C54];[.C56];[.C58])" office:value-type="float" office:value="63.4166666666667" calcext:value-type="float">
            <text:p>63.4166666666667</text:p>
          </table:table-cell>
          <table:table-cell table:formula="of:=AVERAGE([.D48];[.D50];[.D52];[.D54];[.D56];[.D58])" office:value-type="float" office:value="-0.611666666666667" calcext:value-type="float">
            <text:p>-0.611666666666667</text:p>
          </table:table-cell>
          <table:table-cell table:formula="of:=AVERAGE([.E48];[.E50];[.E52];[.E54];[.E56];[.E58])" office:value-type="float" office:value="-0.111666666666667" calcext:value-type="float">
            <text:p>-0.111666666666667</text:p>
          </table:table-cell>
          <table:table-cell table:formula="of:=AVERAGE([.F48];[.F50];[.F52];[.F54];[.F56];[.F58])" office:value-type="float" office:value="-0.333333333333333" calcext:value-type="float">
            <text:p>-0.333333333333333</text:p>
          </table:table-cell>
          <table:table-cell table:formula="of:=AVERAGE([.G48];[.G50];[.G52];[.G54];[.G56];[.G58])" office:value-type="float" office:value="1.27833333333333" calcext:value-type="float">
            <text:p>1.27833333333333</text:p>
          </table:table-cell>
          <table:table-cell table:formula="of:=AVERAGE([.H48];[.H50];[.H52];[.H54];[.H56];[.H58])" office:value-type="float" office:value="0.886666666666667" calcext:value-type="float">
            <text:p>0.886666666666667</text:p>
          </table:table-cell>
          <table:table-cell table:formula="of:=AVERAGE([.I48];[.I50];[.I52];[.I54];[.I56];[.I58])" office:value-type="float" office:value="0.916666666666667" calcext:value-type="float">
            <text:p>0.916666666666667</text:p>
          </table:table-cell>
          <table:table-cell table:formula="of:=AVERAGE([.J48];[.J50];[.J52];[.J54];[.J56];[.J58])" office:value-type="float" office:value="-2.08333333333333" calcext:value-type="float">
            <text:p>-2.08333333333333</text:p>
          </table:table-cell>
          <table:table-cell table:formula="of:=AVERAGE([.K48];[.K50];[.K52];[.K54];[.K56];[.K58])" office:value-type="float" office:value="-2.445" calcext:value-type="float">
            <text:p>-2.445</text:p>
          </table:table-cell>
          <table:table-cell table:formula="of:=AVERAGE([.L48];[.L50];[.L52];[.L54];[.L56];[.L58])" office:value-type="float" office:value="-0.388333333333333" calcext:value-type="float">
            <text:p>-0.388333333333333</text:p>
          </table:table-cell>
          <table:table-cell table:formula="of:=AVERAGE([.M48];[.M50];[.M52];[.M54];[.M56];[.M58])" office:value-type="float" office:value="-3.805" calcext:value-type="float">
            <text:p>-3.805</text:p>
          </table:table-cell>
          <table:table-cell table:formula="of:=AVERAGE([.N48];[.N50];[.N52];[.N54];[.N56];[.N58])" office:value-type="float" office:value="3.36" calcext:value-type="float">
            <text:p>3.36</text:p>
          </table:table-cell>
          <table:table-cell table:formula="of:=AVERAGE([.O48];[.O50];[.O52];[.O54];[.O56];[.O58])" office:value-type="float" office:value="-2.58333333333333" calcext:value-type="float">
            <text:p>-2.58333333333333</text:p>
          </table:table-cell>
          <table:table-cell table:formula="of:=AVERAGE([.P48];[.P50];[.P52];[.P54];[.P56];[.P58])" office:value-type="float" office:value="-1.22166666666667" calcext:value-type="float">
            <text:p>-1.22166666666667</text:p>
          </table:table-cell>
          <table:table-cell table:formula="of:=AVERAGE([.Q48];[.Q50];[.Q52];[.Q54];[.Q56];[.Q58])" office:value-type="float" office:value="-3.3" calcext:value-type="float">
            <text:p>-3.3</text:p>
          </table:table-cell>
          <table:table-cell table:formula="of:=AVERAGE([.R48];[.R50];[.R52];[.R54];[.R56];[.R58])" office:value-type="float" office:value="2.47333333333333" calcext:value-type="float">
            <text:p>2.4733333333333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weighted average</text:p>
          </table:table-cell>
          <table:table-cell table:formula="of:=([.C48]*[.A48]+[.C50]*[.A50]+[.C52]*[.A52]+[.C54]*[.A54]+[.C56]*[.A56]+[.C58]*[.A58])/[.A60]" office:value-type="float" office:value="66.7300849858357" calcext:value-type="float">
            <text:p>66.7300849858357</text:p>
          </table:table-cell>
          <table:table-cell table:formula="of:=([.D48]*[.A48]+[.D50]*[.A50]+[.D52]*[.A52]+[.D54]*[.A54]+[.D56]*[.A56]+[.D58]*[.A58])/[.A60]" office:value-type="float" office:value="-0.00669566976932417" calcext:value-type="float">
            <text:p>-0.00669566976932417</text:p>
          </table:table-cell>
          <table:table-cell table:formula="of:=([.E48]*[.A48]+[.E50]*[.A50]+[.E52]*[.A52]+[.E54]*[.A54]+[.E56]*[.A56]+[.E58]*[.A58])/[.A60]" office:value-type="float" office:value="-0.325898421691623" calcext:value-type="float">
            <text:p>-0.325898421691623</text:p>
          </table:table-cell>
          <table:table-cell table:formula="of:=([.F48]*[.A48]+[.F50]*[.A50]+[.F52]*[.A52]+[.F54]*[.A54]+[.F56]*[.A56]+[.F58]*[.A58])/[.A60]" office:value-type="float" office:value="0.958674625657628" calcext:value-type="float">
            <text:p>0.958674625657628</text:p>
          </table:table-cell>
          <table:table-cell table:formula="of:=([.G48]*[.A48]+[.G50]*[.A50]+[.G52]*[.A52]+[.G54]*[.A54]+[.G56]*[.A56]+[.G58]*[.A58])/[.A60]" office:value-type="float" office:value="1.40443342776204" calcext:value-type="float">
            <text:p>1.40443342776204</text:p>
          </table:table-cell>
          <table:table-cell table:formula="of:=([.H48]*[.A48]+[.H50]*[.A50]+[.H52]*[.A52]+[.H54]*[.A54]+[.H56]*[.A56]+[.H58]*[.A58])/[.A60]" office:value-type="float" office:value="0.294111695669769" calcext:value-type="float">
            <text:p>0.294111695669769</text:p>
          </table:table-cell>
          <table:table-cell table:formula="of:=([.I48]*[.A48]+[.I50]*[.A50]+[.I52]*[.A52]+[.I54]*[.A54]+[.I56]*[.A56]+[.I58]*[.A58])/[.A60]" office:value-type="float" office:value="2.4210036422501" calcext:value-type="float">
            <text:p>2.4210036422501</text:p>
          </table:table-cell>
          <table:table-cell table:formula="of:=([.J48]*[.A48]+[.J50]*[.A50]+[.J52]*[.A52]+[.J54]*[.A54]+[.J56]*[.A56]+[.J58]*[.A58])/[.A60]" office:value-type="float" office:value="-0.500477539457709" calcext:value-type="float">
            <text:p>-0.500477539457709</text:p>
          </table:table-cell>
          <table:table-cell table:formula="of:=([.K48]*[.A48]+[.K50]*[.A50]+[.K52]*[.A52]+[.K54]*[.A54]+[.K56]*[.A56]+[.K58]*[.A58])/[.A60]" office:value-type="float" office:value="-2.37843787940105" calcext:value-type="float">
            <text:p>-2.37843787940105</text:p>
          </table:table-cell>
          <table:table-cell table:formula="of:=([.L48]*[.A48]+[.L50]*[.A50]+[.L52]*[.A52]+[.L54]*[.A54]+[.L56]*[.A56]+[.L58]*[.A58])/[.A60]" office:value-type="float" office:value="-0.208231485228652" calcext:value-type="float">
            <text:p>-0.208231485228652</text:p>
          </table:table-cell>
          <table:table-cell table:formula="of:=([.M48]*[.A48]+[.M50]*[.A50]+[.M52]*[.A52]+[.M54]*[.A54]+[.M56]*[.A56]+[.M58]*[.A58])/[.A60]" office:value-type="float" office:value="-1.93710036422501" calcext:value-type="float">
            <text:p>-1.93710036422501</text:p>
          </table:table-cell>
          <table:table-cell table:formula="of:=([.N48]*[.A48]+[.N50]*[.A50]+[.N52]*[.A52]+[.N54]*[.A54]+[.N56]*[.A56]+[.N58]*[.A58])/[.A60]" office:value-type="float" office:value="-0.552391744233104" calcext:value-type="float">
            <text:p>-0.552391744233104</text:p>
          </table:table-cell>
          <table:table-cell table:formula="of:=([.O48]*[.A48]+[.O50]*[.A50]+[.O52]*[.A52]+[.O54]*[.A54]+[.O56]*[.A56]+[.O58]*[.A58])/[.A60]" office:value-type="float" office:value="-1.13638203156617" calcext:value-type="float">
            <text:p>-1.13638203156617</text:p>
          </table:table-cell>
          <table:table-cell table:formula="of:=([.P48]*[.A48]+[.P50]*[.A50]+[.P52]*[.A52]+[.P54]*[.A54]+[.P56]*[.A56]+[.P58]*[.A58])/[.A60]" office:value-type="float" office:value="-0.912468636179684" calcext:value-type="float">
            <text:p>-0.912468636179684</text:p>
          </table:table-cell>
          <table:table-cell table:formula="of:=([.Q48]*[.A48]+[.Q50]*[.A50]+[.Q52]*[.A52]+[.Q54]*[.A54]+[.Q56]*[.A56]+[.Q58]*[.A58])/[.A60]" office:value-type="float" office:value="-4.19077903682719" calcext:value-type="float">
            <text:p>-4.19077903682719</text:p>
          </table:table-cell>
          <table:table-cell table:formula="of:=([.R48]*[.A48]+[.R50]*[.A50]+[.R52]*[.A52]+[.R54]*[.A54]+[.R56]*[.A56]+[.R58]*[.A58])/[.A60]" office:value-type="float" office:value="7.26859975718333" calcext:value-type="float">
            <text:p>7.26859975718333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34:16.025974051</meta:creation-date>
    <dc:date>2024-03-14T17:30:52.170638987</dc:date>
    <meta:editing-duration>PT9H28M56S</meta:editing-duration>
    <meta:editing-cycles>14</meta:editing-cycles>
    <meta:generator>LibreOffice/7.3.7.2$Linux_X86_64 LibreOffice_project/30$Build-2</meta:generator>
    <meta:document-statistic meta:table-count="1" meta:cell-count="1016" meta:object-count="0"/>
  </office:meta>
</office:document-meta>
</file>